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4.395cm" table:align="margins"/>
    </style:style>
    <style:style style:name="Table1.A" style:family="table-column">
      <style:table-column-properties style:column-width="14.395cm" style:rel-column-width="65535*"/>
    </style:style>
    <style:style style:name="Table1.A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Liberation Sans" officeooo:rsid="0013c6fa" officeooo:paragraph-rsid="0013c6fa"/>
    </style:style>
    <style:style style:name="P2" style:family="paragraph" style:parent-style-name="Table_20_Contents">
      <style:text-properties style:font-name="Liberation Sans" officeooo:rsid="0013c6fa" officeooo:paragraph-rsid="0013c6fa"/>
    </style:style>
    <style:style style:name="P3" style:family="paragraph" style:parent-style-name="Table_20_Contents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dgets, objects in the game world and objects on the mini-map must be drawn to the screen. The process of drawing these to the screen is fairly similar. As such I will formalise the graphics stack in this document.</text:p>
      <text:p text:style-name="P1"/>
      <text:p text:style-name="P1">bbFlag bbWidgets_draw( … )</text:p>
      <text:p text:style-name="P1"/>
      <text:p text:style-name="P1">calls bbTree_descendingMap to map bbWidget_drawFunc to the tree containing the widgets</text:p>
      <text:p text:style-name="P1"/>
      <text:p text:style-name="P1">bbWidget_drawFunc(bbTree* tree, void* node, void* cl)</text:p>
      <text:p text:style-name="P1"/>
      <text:p text:style-name="P1"><text:s/>calls bbWidget_draw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ypedef bbFlag bbDrawFunction(void* drawable, void* frameDescriptor, void* cl);</text:p>
            <text:p text:style-name="P2"/>
            <text:p text:style-name="P2">draws one frame of a widget to the screen</text:p>
          </table:table-cell>
        </table:table-row>
        <table:table-row>
          <table:table-cell table:style-name="Table1.A2" office:value-type="string">
            <text:p text:style-name="P2"/>
            <text:p text:style-name="P2">typedef struct {</text:p>
            <text:p text:style-name="P2"><text:s text:c="4"/>void* graphics;</text:p>
            <text:p text:style-name="P2"><text:s text:c="4"/>void* target;</text:p>
            <text:p text:style-name="P2"><text:s text:c="4"/>I32 GUI_time;</text:p>
            <text:p text:style-name="P2"><text:s text:c="4"/>I32 mapTime;</text:p>
            <text:p text:style-name="P2">} drawFuncClosure;</text:p>
            <text:p text:style-name="P2"/>
            <text:p text:style-name="P2">Contains data to be passed to bbDrawFunction</text:p>
            <text:p text:style-name="P2"/>
          </table:table-cell>
        </table:table-row>
        <table:table-row>
          <table:table-cell table:style-name="Table1.A2" office:value-type="string">
            <text:p text:style-name="P1">bbFlag bbWidgets_draw( … )</text:p>
            <text:p text:style-name="P1"/>
            <text:p text:style-name="P1">Uses bbTree_descendingMap() to map bbWidget_drawFunc() to each widget in the tree.</text:p>
          </table:table-cell>
        </table:table-row>
        <table:table-row>
          <table:table-cell table:style-name="Table1.A2" office:value-type="string">
            <text:p text:style-name="P3">bbFlag drawFunc(bbTree* tree, void* node, void* cl)</text:p>
            <text:p text:style-name="P3"/>
            <text:p text:style-name="P2">rename to bbWidget_drawFunc() </text:p>
            <text:p text:style-name="P2"/>
            <text:p text:style-name="P2">calls bbWidget_draw()</text:p>
          </table:table-cell>
        </table:table-row>
        <table:table-row>
          <table:table-cell table:style-name="Table1.A2" office:value-type="string">
            <text:p text:style-name="P3">bbFlag bbWidget_draw(bbWidget* widget, drawFuncClosure* cl)</text:p>
            <text:p text:style-name="P3"/>
            <text:p text:style-name="P2">loops through widget-&gt;frames[i] and calls </text:p>
            <text:p text:style-name="P2"/>
            <text:p text:style-name="P2">bbDrawFunction graphics-&gt;drawfunctions-&gt;functions[frame-&gt;drawfunction]</text:p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2:59:36.662000000</meta:creation-date>
    <dc:date>2025-01-22T13:25:22.376000000</dc:date>
    <meta:editing-duration>PT25M48S</meta:editing-duration>
    <meta:editing-cycles>1</meta:editing-cycles>
    <meta:generator>LibreOffice/7.6.1.2$Windows_X86_64 LibreOffice_project/f5defcebd022c5bc36bbb79be232cb6926d8f674</meta:generator>
    <meta:document-statistic meta:table-count="1" meta:image-count="0" meta:object-count="0" meta:page-count="1" meta:paragraph-count="22" meta:word-count="138" meta:character-count="1048" meta:non-whitespace-character-count="913"/>
  </office:meta>
</office:document-meta>
</file>